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Event.TextEvent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Event.characters( ExpressionContext expressionContext , ExecutionContext executionContext , TextEvent event , Char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xtEvent.get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Event.get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